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6.612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147cm" fo:min-width="6.612cm"/>
    </style:style>
    <style:style style:name="gr15" style:family="graphic" style:parent-style-name="standard">
      <style:graphic-properties draw:fill="solid" draw:fill-color="#3cb371" draw:textarea-horizontal-align="justify" draw:textarea-vertical-align="middle" draw:auto-grow-height="false" fo:min-height="1.147cm" fo:min-width="6.612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178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33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>
      <style:graphic-properties draw:marker-end="Arrow" draw:marker-end-width="0.3cm" draw:fill="none" draw:textarea-vertical-align="middle"/>
    </style:style>
    <style:style style:name="gr146" style:family="graphic" style:parent-style-name="standard">
      <style:graphic-properties draw:fill="gradient" draw:fill-gradient-name="Subtle_20_Tango_20_Green" draw:gradient-step-count="0" draw:textarea-horizontal-align="justify" draw:textarea-vertical-align="middle" draw:auto-grow-height="false" fo:min-height="1.655cm" fo:min-width="2.675cm"/>
    </style:style>
    <style:style style:name="gr147" style:family="graphic" style:parent-style-name="standard">
      <style:graphic-properties draw:fill="gradient" draw:fill-gradient-name="Tango_20_Orange" draw:gradient-step-count="0" draw:textarea-horizontal-align="justify" draw:textarea-vertical-align="middle" draw:auto-grow-height="false" fo:min-height="1.909cm" fo:min-width="2.421cm"/>
    </style:style>
    <style:style style:name="gr148" style:family="graphic" style:parent-style-name="standard">
      <style:graphic-properties draw:fill="gradient" draw:fill-gradient-name="Tango_20_Blue" draw:gradient-step-count="0" draw:textarea-horizontal-align="justify" draw:textarea-vertical-align="middle" draw:auto-grow-height="false" fo:min-height="1.782cm" fo:min-width="2.294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3cb371"/>
      <style:paragraph-properties fo:text-align="center"/>
    </style:style>
    <style:style style:name="P11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gradient-name="Subtle_20_Tango_20_Green" draw:gradient-step-count="0"/>
      <style:paragraph-properties fo:text-align="center"/>
    </style:style>
    <style:style style:name="P22" style:family="paragraph">
      <loext:graphic-properties draw:fill="gradient" draw:fill-gradient-name="Tango_20_Orange" draw:gradient-step-count="0"/>
      <style:paragraph-properties fo:text-align="center"/>
    </style:style>
    <style:style style:name="P23" style:family="paragraph">
      <loext:graphic-properties draw:fill="gradient" draw:fill-gradient-name="Tango_20_Blue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5.803cm" svg:height="3.4cm" svg:x="9.828cm" svg:y="15.633cm" svg:viewBox="0 0 5804 3401" svg:d="M0 3401c1643 0 4218-1073 5329-1781s0-1620-560-1620z">
            <text:p/>
          </draw:path>
          <draw:g>
            <draw:polygon draw:style-name="gr2" draw:text-style-name="P2" draw:layer="layout" svg:width="3.366cm" svg:height="8.422cm" svg:x="6.461cm" svg:y="10.612cm" svg:viewBox="0 0 3367 8423" draw:points="0,6479 0,0 3367,1944 3367,8423">
              <text:p/>
            </draw:polygon>
            <draw:polygon draw:style-name="gr3" draw:text-style-name="P3" draw:layer="layout" svg:width="4.768cm" svg:height="9.231cm" svg:x="9.828cm" svg:y="9.802cm" svg:viewBox="0 0 4769 9232" draw:points="0,9232 0,2754 4769,0 4769,6479">
              <text:p/>
            </draw:polygon>
            <draw:polygon draw:style-name="gr4" draw:text-style-name="P4" draw:layer="layout" svg:width="8.135cm" svg:height="4.696cm" svg:x="6.461cm" svg:y="7.858cm" svg:viewBox="0 0 8136 4697" draw:points="3367,4697 0,2754 4769,0 8136,1944">
              <text:p/>
            </draw:polygon>
            <draw:polygon draw:style-name="gr5" draw:text-style-name="P5" draw:layer="layout" svg:width="8.135cm" svg:height="11.175cm" svg:x="6.461cm" svg:y="7.858cm" svg:viewBox="0 0 8136 11176" draw:points="0,9232 0,2754 4769,0 8136,1944 8136,8423 3367,11176">
              <text:p/>
            </draw:polygon>
            <draw:line draw:style-name="gr6" draw:text-style-name="P6" draw:layer="layout" svg:x1="9.265cm" svg:y1="17.415cm" svg:x2="7.021cm" svg:y2="16.119cm">
              <text:p/>
            </draw:line>
            <draw:line draw:style-name="gr7" draw:text-style-name="P6" draw:layer="layout" svg:x1="9.265cm" svg:y1="18.063cm" svg:x2="7.021cm" svg:y2="16.767cm">
              <text:p/>
            </draw:line>
            <draw:line draw:style-name="gr8" draw:text-style-name="P6" draw:layer="layout" svg:x1="9.265cm" svg:y1="17.739cm" svg:x2="7.021cm" svg:y2="16.443cm">
              <text:p/>
            </draw:line>
            <draw:polyline draw:style-name="gr9" draw:text-style-name="P6" draw:layer="layout" svg:width="2.803cm" svg:height="1.943cm" svg:x="6.741cm" svg:y="11.583cm" svg:viewBox="0 0 2804 1944" draw:points="2804,1944 0,324 0,0">
              <text:p/>
            </draw:polyline>
            <draw:polyline draw:style-name="gr10" draw:text-style-name="P6" draw:layer="layout" svg:width="2.755cm" svg:height="1.95cm" svg:x="6.79cm" svg:y="11.576cm" svg:viewBox="0 0 2756 1951" draw:points="2756,1951 2756,1627 0,0">
              <text:p/>
            </draw:polyline>
            <draw:polygon draw:style-name="gr11" draw:text-style-name="P7" draw:layer="layout" svg:width="0.328cm" svg:height="0.571cm" svg:x="7.78cm" svg:y="14.816cm" svg:viewBox="0 0 329 572" draw:points="0,382 0,0 329,190 329,572">
              <text:p/>
            </draw:polygon>
            <draw:line draw:style-name="gr12" draw:text-style-name="P6" draw:layer="layout" svg:x1="9.265cm" svg:y1="17.091cm" svg:x2="7.021cm" svg:y2="15.795cm">
              <text:p/>
            </draw:line>
          </draw:g>
        </draw:g>
        <draw:custom-shape draw:style-name="gr13" draw:text-style-name="P8" draw:layer="layout" svg:width="7.112cm" svg:height="1.397cm" svg:x="7.096cm" svg:y="15.605cm">
          <text:p text:style-name="P8">Guestbook Services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7.112cm" svg:height="1.397cm" svg:x="7.096cm" svg:y="13.125cm">
          <text:p text:style-name="P8">Guestbook <text:s/>Web Services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7.112cm" svg:height="1.397cm" svg:x="6.969cm" svg:y="10.779cm">
          <text:p text:style-name="P8">Guestbook <text:s/>Web Client</text:p>
          <draw:enhanced-geometry svg:viewBox="0 0 21600 21600" draw:type="rectangle" draw:enhanced-path="M 0 0 L 21600 0 21600 21600 0 21600 0 0 Z N"/>
        </draw:custom-shape>
        <draw:g>
          <draw:custom-shape draw:style-name="gr16" draw:text-style-name="P11" draw:layer="layout" svg:width="1.877cm" svg:height="2.78cm" svg:x="13.573cm" svg:y="18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2" draw:layer="layout" svg:width="1.877cm" svg:height="0.881cm" svg:x="13.573cm" svg:y="1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8" draw:text-style-name="P1" draw:layer="layout" svg:width="0.478cm" svg:height="0.466cm" svg:x="2.388cm" svg:y="6.842cm" svg:viewBox="0 0 479 467" svg:d="M30 467c246 0 522-52 432-259-89-208-123-208-369-208 0 156-157-52-63 467z">
            <text:p/>
          </draw:path>
          <draw:g>
            <draw:polygon draw:style-name="gr19" draw:text-style-name="P2" draw:layer="layout" svg:width="0.628cm" svg:height="1.557cm" svg:x="1.762cm" svg:y="5.751cm" svg:viewBox="0 0 629 1558" draw:points="0,1195 0,0 629,364 629,1558">
              <text:p/>
            </draw:polygon>
            <draw:polygon draw:style-name="gr20" draw:text-style-name="P13" draw:layer="layout" svg:width="0.448cm" svg:height="1.09cm" svg:x="1.852cm" svg:y="5.907cm" svg:viewBox="0 0 449 1091" draw:points="0,831 0,0 449,260 449,1091">
              <text:p/>
            </draw:polygon>
            <draw:polygon draw:style-name="gr21" draw:text-style-name="P4" draw:layer="layout" svg:width="0.718cm" svg:height="0.414cm" svg:x="1.762cm" svg:y="5.699cm" svg:viewBox="0 0 719 415" draw:points="629,415 0,52 90,0 719,364">
              <text:p/>
            </draw:polygon>
            <draw:polygon draw:style-name="gr22" draw:text-style-name="P14" draw:layer="layout" svg:width="0.089cm" svg:height="1.245cm" svg:x="2.391cm" svg:y="6.063cm" svg:viewBox="0 0 90 1246" draw:points="0,1246 0,52 90,0 90,1195">
              <text:p/>
            </draw:polygon>
            <draw:polygon draw:style-name="gr23" draw:text-style-name="P5" draw:layer="layout" svg:width="0.718cm" svg:height="1.609cm" svg:x="1.762cm" svg:y="5.699cm" svg:viewBox="0 0 719 1610" draw:points="90,0 719,364 719,1558 629,1610 0,1246 0,52">
              <text:p/>
            </draw:polygon>
            <draw:line draw:style-name="gr24" draw:text-style-name="P6" draw:layer="layout" svg:x1="1.942cm" svg:y1="6.894cm" svg:x2="2.212cm" svg:y2="7.0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5" draw:text-style-name="P1" draw:layer="layout" svg:width="0.366cm" svg:height="0.354cm" svg:x="4.824cm" svg:y="4.038cm" svg:viewBox="0 0 367 355" svg:d="M6 355c86-5 207-5 328-75s-121-280-242-280c0 0-121 357-86 355z">
            <text:p/>
          </draw:path>
          <draw:g>
            <draw:polygon draw:style-name="gr26" draw:text-style-name="P15" draw:layer="layout" svg:width="0.628cm" svg:height="1.557cm" svg:x="4.174cm" svg:y="2.83cm" svg:viewBox="0 0 629 1558" draw:points="0,1195 0,0 629,364 629,1558">
              <text:p/>
            </draw:polygon>
            <draw:polygon draw:style-name="gr27" draw:text-style-name="P13" draw:layer="layout" svg:width="0.448cm" svg:height="1.09cm" svg:x="4.264cm" svg:y="2.986cm" svg:viewBox="0 0 449 1091" draw:points="0,831 0,0 449,260 449,1091">
              <text:p/>
            </draw:polygon>
            <draw:polygon draw:style-name="gr28" draw:text-style-name="P16" draw:layer="layout" svg:width="0.718cm" svg:height="0.414cm" svg:x="4.174cm" svg:y="2.778cm" svg:viewBox="0 0 719 415" draw:points="629,415 0,52 90,0 719,364">
              <text:p/>
            </draw:polygon>
            <draw:polygon draw:style-name="gr29" draw:text-style-name="P17" draw:layer="layout" svg:width="0.089cm" svg:height="1.245cm" svg:x="4.803cm" svg:y="3.142cm" svg:viewBox="0 0 90 1246" draw:points="0,1246 0,52 90,0 90,1195">
              <text:p/>
            </draw:polygon>
            <draw:polygon draw:style-name="gr30" draw:text-style-name="P5" draw:layer="layout" svg:width="0.718cm" svg:height="1.609cm" svg:x="4.174cm" svg:y="2.778cm" svg:viewBox="0 0 719 1610" draw:points="90,0 719,364 719,1558 629,1610 0,1246 0,52">
              <text:p/>
            </draw:polygon>
            <draw:line draw:style-name="gr31" draw:text-style-name="P6" draw:layer="layout" svg:x1="4.354cm" svg:y1="3.973cm" svg:x2="4.624cm" svg:y2="4.129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32" draw:text-style-name="P1" draw:layer="layout" svg:width="0.956cm" svg:height="0.604cm" svg:x="15.218cm" svg:y="6.98cm" svg:viewBox="0 0 957 605" svg:d="M0 605c240 0 957-201 957-353 0-151-23-252-262-252 0 151-699 151-695 605z">
              <text:p/>
            </draw:path>
            <draw:g>
              <draw:polygon draw:style-name="gr33" draw:text-style-name="P2" draw:layer="layout" svg:width="0.435cm" svg:height="0.504cm" svg:x="14.866cm" svg:y="7.081cm" svg:viewBox="0 0 436 505" draw:points="0,303 87,0 436,202 349,505">
                <text:p/>
              </draw:polygon>
              <draw:polygon draw:style-name="gr34" draw:text-style-name="P4" draw:layer="layout" svg:width="0.959cm" svg:height="0.554cm" svg:x="14.953cm" svg:y="6.728cm" svg:viewBox="0 0 960 555" draw:points="0,353 175,202 436,50 611,0 960,202 786,252 524,404 349,555">
                <text:p/>
              </draw:polygon>
              <draw:path draw:style-name="gr35" draw:text-style-name="P14" draw:layer="layout" svg:width="0.785cm" svg:height="0.655cm" svg:x="15.215cm" svg:y="6.929cm" svg:viewBox="0 0 786 656" svg:d="M786 202c0-303-175-202-350-101-174 101-349 101-436 555 0 0 349-202 786-454z">
                <text:p/>
              </draw:path>
              <draw:path draw:style-name="gr36" draw:text-style-name="P5" draw:layer="layout" svg:width="1.134cm" svg:height="0.857cm" svg:x="14.866cm" svg:y="6.728cm" svg:viewBox="0 0 1135 858" svg:d="M698 0c-174 50-174 50-349 151-87 51-262 101-349 505 175 101 175 101 349 202 100-46 611-353 786-454 0-253-175-253-437-404z">
                <text:p/>
              </draw:path>
            </draw:g>
          </draw:g>
          <draw:g>
            <draw:path draw:style-name="gr37" draw:text-style-name="P1" draw:layer="layout" svg:width="1.57cm" svg:height="1.21cm" svg:x="14.429cm" svg:y="4.558cm" svg:viewBox="0 0 1571 1211" svg:d="M6 1211c239 0 1565-51 1565-505s-455-706-695-706c0 151-958 101-870 1211z">
              <text:p/>
            </draw:path>
            <draw:g>
              <draw:polygon draw:style-name="gr38" draw:text-style-name="P2" draw:layer="layout" svg:width="0.872cm" svg:height="0.705cm" svg:x="13.556cm" svg:y="5.062cm" svg:viewBox="0 0 873 706" draw:points="0,202 0,0 873,505 873,706">
                <text:p/>
              </draw:polygon>
              <draw:polygon draw:style-name="gr39" draw:text-style-name="P2" draw:layer="layout" svg:width="0.872cm" svg:height="0.857cm" svg:x="14.255cm" svg:y="4.306cm" svg:viewBox="0 0 873 858" draw:points="0,353 0,0 873,505 873,858">
                <text:p/>
              </draw:polygon>
              <draw:polygon draw:style-name="gr40" draw:text-style-name="P4" draw:layer="layout" svg:width="1.57cm" svg:height="0.907cm" svg:x="13.556cm" svg:y="4.659cm" svg:viewBox="0 0 1571 908" draw:points="0,404 698,0 1571,505 873,908">
                <text:p/>
              </draw:polygon>
              <draw:line draw:style-name="gr41" draw:text-style-name="P6" draw:layer="layout" svg:x1="14.255cm" svg:y1="4.659cm" svg:x2="15.128cm" svg:y2="5.164cm">
                <text:p/>
              </draw:line>
              <draw:polygon draw:style-name="gr42" draw:text-style-name="P14" draw:layer="layout" svg:width="0.872cm" svg:height="0.857cm" svg:x="14.429cm" svg:y="4.911cm" svg:viewBox="0 0 873 858" draw:points="0,858 0,656 698,252 698,0 873,101 873,353">
                <text:p/>
              </draw:polygon>
              <draw:polygon draw:style-name="gr43" draw:text-style-name="P2" draw:layer="layout" svg:width="2.792cm" svg:height="3.834cm" svg:x="12.596cm" svg:y="1.228cm" svg:viewBox="0 0 2793 3835" draw:points="0,2220 0,0 2793,1615 2793,3835">
                <text:p/>
              </draw:polygon>
              <draw:polygon draw:style-name="gr44" draw:text-style-name="P13" draw:layer="layout" svg:width="2.618cm" svg:height="3.531cm" svg:x="12.684cm" svg:y="1.379cm" svg:viewBox="0 0 2619 3532" draw:points="0,2018 0,0 2619,1514 2619,3532">
                <text:p/>
              </draw:polygon>
              <draw:polygon draw:style-name="gr45" draw:text-style-name="P4" draw:layer="layout" svg:width="2.967cm" svg:height="1.714cm" svg:x="12.596cm" svg:y="1.127cm" svg:viewBox="0 0 2968 1715" draw:points="2793,1715 0,101 175,0 2968,1615">
                <text:p/>
              </draw:polygon>
              <draw:polygon draw:style-name="gr46" draw:text-style-name="P14" draw:layer="layout" svg:width="0.174cm" svg:height="2.32cm" svg:x="15.39cm" svg:y="2.742cm" svg:viewBox="0 0 175 2321" draw:points="0,2321 0,101 175,0 175,2220">
                <text:p/>
              </draw:polygon>
              <draw:polygon draw:style-name="gr47" draw:text-style-name="P5" draw:layer="layout" svg:width="2.967cm" svg:height="4.641cm" svg:x="12.596cm" svg:y="1.127cm" svg:viewBox="0 0 2968 4642" draw:points="175,0 2968,1615 2968,3835 2793,3935 2706,3885 2706,4137 1833,4642 960,4137 960,3935 1658,3532 1658,3280 0,2321 0,101">
                <text:p/>
              </draw:polygon>
            </draw:g>
          </draw:g>
          <draw:g>
            <draw:path draw:style-name="gr48" draw:text-style-name="P1" draw:layer="layout" svg:width="1.136cm" svg:height="0.604cm" svg:x="14.078cm" svg:y="6.425cm" svg:viewBox="0 0 1137 605" svg:d="M6 605c240 0 1131-252 1131-403 0-152-22-202-262-202 0 151-960 101-869 605z">
              <text:p/>
            </draw:path>
            <draw:g>
              <draw:polygon draw:style-name="gr49" draw:text-style-name="P4" draw:layer="layout" svg:width="3.752cm" svg:height="2.169cm" svg:x="11.287cm" svg:y="4.709cm" svg:viewBox="0 0 3753 2170" draw:points="2793,2170 0,555 960,0 3753,1615">
                <text:p/>
              </draw:polygon>
              <draw:polygon draw:style-name="gr50" draw:text-style-name="P18" draw:layer="layout" svg:width="2.53cm" svg:height="1.462cm" svg:x="11.549cm" svg:y="4.861cm" svg:viewBox="0 0 2531 1463" draw:points="0,404 698,0 2531,1060 1833,1463">
                <text:p/>
              </draw:polygon>
              <draw:polygon draw:style-name="gr51" draw:text-style-name="P18" draw:layer="layout" svg:width="1.221cm" svg:height="0.705cm" svg:x="13.556cm" svg:y="6.021cm" svg:viewBox="0 0 1222 706" draw:points="0,404 698,0 1222,303 524,706">
                <text:p/>
              </draw:polygon>
              <draw:polygon draw:style-name="gr52" draw:text-style-name="P14" draw:layer="layout" svg:width="0.959cm" svg:height="0.756cm" svg:x="14.08cm" svg:y="6.324cm" svg:viewBox="0 0 960 757" draw:points="0,757 0,555 960,0 960,202">
                <text:p/>
              </draw:polygon>
              <draw:line draw:style-name="gr53" draw:text-style-name="P6" draw:layer="layout" svg:x1="11.723cm" svg:y1="5.163cm" svg:x2="13.556cm" svg:y2="6.223cm">
                <text:p/>
              </draw:line>
              <draw:line draw:style-name="gr54" draw:text-style-name="P6" draw:layer="layout" svg:x1="11.898cm" svg:y1="5.062cm" svg:x2="13.731cm" svg:y2="6.122cm">
                <text:p/>
              </draw:line>
              <draw:line draw:style-name="gr55" draw:text-style-name="P6" draw:layer="layout" svg:x1="12.073cm" svg:y1="4.962cm" svg:x2="13.906cm" svg:y2="6.022cm">
                <text:p/>
              </draw:line>
              <draw:line draw:style-name="gr56" draw:text-style-name="P6" draw:layer="layout" svg:x1="13.731cm" svg:y1="5.92cm" svg:x2="13.906cm" svg:y2="5.819cm">
                <text:p/>
              </draw:line>
              <draw:line draw:style-name="gr57" draw:text-style-name="P6" draw:layer="layout" svg:x1="13.556cm" svg:y1="5.819cm" svg:x2="13.731cm" svg:y2="5.718cm">
                <text:p/>
              </draw:line>
              <draw:line draw:style-name="gr58" draw:text-style-name="P6" draw:layer="layout" svg:x1="13.382cm" svg:y1="5.719cm" svg:x2="13.557cm" svg:y2="5.618cm">
                <text:p/>
              </draw:line>
              <draw:line draw:style-name="gr59" draw:text-style-name="P6" draw:layer="layout" svg:x1="13.469cm" svg:y1="5.971cm" svg:x2="13.644cm" svg:y2="5.87cm">
                <text:p/>
              </draw:line>
              <draw:line draw:style-name="gr60" draw:text-style-name="P6" draw:layer="layout" svg:x1="13.295cm" svg:y1="5.87cm" svg:x2="13.47cm" svg:y2="5.769cm">
                <text:p/>
              </draw:line>
              <draw:line draw:style-name="gr61" draw:text-style-name="P6" draw:layer="layout" svg:x1="13.12cm" svg:y1="5.769cm" svg:x2="13.295cm" svg:y2="5.668cm">
                <text:p/>
              </draw:line>
              <draw:line draw:style-name="gr62" draw:text-style-name="P6" draw:layer="layout" svg:x1="13.207cm" svg:y1="5.618cm" svg:x2="13.382cm" svg:y2="5.517cm">
                <text:p/>
              </draw:line>
              <draw:line draw:style-name="gr63" draw:text-style-name="P6" draw:layer="layout" svg:x1="12.945cm" svg:y1="5.668cm" svg:x2="13.12cm" svg:y2="5.567cm">
                <text:p/>
              </draw:line>
              <draw:line draw:style-name="gr64" draw:text-style-name="P6" draw:layer="layout" svg:x1="13.033cm" svg:y1="5.517cm" svg:x2="13.208cm" svg:y2="5.416cm">
                <text:p/>
              </draw:line>
              <draw:line draw:style-name="gr65" draw:text-style-name="P6" draw:layer="layout" svg:x1="12.858cm" svg:y1="5.416cm" svg:x2="13.033cm" svg:y2="5.315cm">
                <text:p/>
              </draw:line>
              <draw:line draw:style-name="gr66" draw:text-style-name="P6" draw:layer="layout" svg:x1="12.684cm" svg:y1="5.315cm" svg:x2="12.859cm" svg:y2="5.214cm">
                <text:p/>
              </draw:line>
              <draw:line draw:style-name="gr67" draw:text-style-name="P6" draw:layer="layout" svg:x1="12.771cm" svg:y1="5.567cm" svg:x2="12.946cm" svg:y2="5.466cm">
                <text:p/>
              </draw:line>
              <draw:line draw:style-name="gr68" draw:text-style-name="P6" draw:layer="layout" svg:x1="12.596cm" svg:y1="5.466cm" svg:x2="12.771cm" svg:y2="5.365cm">
                <text:p/>
              </draw:line>
              <draw:line draw:style-name="gr69" draw:text-style-name="P6" draw:layer="layout" svg:x1="12.422cm" svg:y1="5.365cm" svg:x2="12.597cm" svg:y2="5.264cm">
                <text:p/>
              </draw:line>
              <draw:line draw:style-name="gr70" draw:text-style-name="P6" draw:layer="layout" svg:x1="12.509cm" svg:y1="5.214cm" svg:x2="12.684cm" svg:y2="5.113cm">
                <text:p/>
              </draw:line>
              <draw:line draw:style-name="gr71" draw:text-style-name="P6" draw:layer="layout" svg:x1="12.247cm" svg:y1="5.264cm" svg:x2="12.422cm" svg:y2="5.163cm">
                <text:p/>
              </draw:line>
              <draw:line draw:style-name="gr72" draw:text-style-name="P6" draw:layer="layout" svg:x1="12.334cm" svg:y1="5.113cm" svg:x2="12.509cm" svg:y2="5.012cm">
                <text:p/>
              </draw:line>
              <draw:line draw:style-name="gr73" draw:text-style-name="P6" draw:layer="layout" svg:x1="12.16cm" svg:y1="5.012cm" svg:x2="12.335cm" svg:y2="4.911cm">
                <text:p/>
              </draw:line>
              <draw:line draw:style-name="gr74" draw:text-style-name="P6" draw:layer="layout" svg:x1="12.073cm" svg:y1="5.163cm" svg:x2="12.248cm" svg:y2="5.062cm">
                <text:p/>
              </draw:line>
              <draw:line draw:style-name="gr75" draw:text-style-name="P6" draw:layer="layout" svg:x1="13.207cm" svg:y1="6.021cm" svg:x2="13.382cm" svg:y2="5.92cm">
                <text:p/>
              </draw:line>
              <draw:line draw:style-name="gr76" draw:text-style-name="P6" draw:layer="layout" svg:x1="13.033cm" svg:y1="5.92cm" svg:x2="13.208cm" svg:y2="5.819cm">
                <text:p/>
              </draw:line>
              <draw:line draw:style-name="gr77" draw:text-style-name="P6" draw:layer="layout" svg:x1="12.858cm" svg:y1="5.819cm" svg:x2="13.033cm" svg:y2="5.718cm">
                <text:p/>
              </draw:line>
              <draw:line draw:style-name="gr78" draw:text-style-name="P6" draw:layer="layout" svg:x1="12.771cm" svg:y1="5.971cm" svg:x2="12.946cm" svg:y2="5.87cm">
                <text:p/>
              </draw:line>
              <draw:line draw:style-name="gr79" draw:text-style-name="P6" draw:layer="layout" svg:x1="12.596cm" svg:y1="5.87cm" svg:x2="12.771cm" svg:y2="5.769cm">
                <text:p/>
              </draw:line>
              <draw:line draw:style-name="gr80" draw:text-style-name="P6" draw:layer="layout" svg:x1="12.684cm" svg:y1="5.719cm" svg:x2="12.859cm" svg:y2="5.618cm">
                <text:p/>
              </draw:line>
              <draw:line draw:style-name="gr81" draw:text-style-name="P6" draw:layer="layout" svg:x1="12.509cm" svg:y1="5.618cm" svg:x2="12.684cm" svg:y2="5.517cm">
                <text:p/>
              </draw:line>
              <draw:line draw:style-name="gr82" draw:text-style-name="P6" draw:layer="layout" svg:x1="12.334cm" svg:y1="5.517cm" svg:x2="12.509cm" svg:y2="5.416cm">
                <text:p/>
              </draw:line>
              <draw:line draw:style-name="gr83" draw:text-style-name="P6" draw:layer="layout" svg:x1="12.16cm" svg:y1="5.416cm" svg:x2="12.335cm" svg:y2="5.315cm">
                <text:p/>
              </draw:line>
              <draw:line draw:style-name="gr84" draw:text-style-name="P6" draw:layer="layout" svg:x1="11.898cm" svg:y1="5.466cm" svg:x2="12.073cm" svg:y2="5.365cm">
                <text:p/>
              </draw:line>
              <draw:line draw:style-name="gr85" draw:text-style-name="P6" draw:layer="layout" svg:x1="11.985cm" svg:y1="5.315cm" svg:x2="12.16cm" svg:y2="5.214cm">
                <text:p/>
              </draw:line>
              <draw:line draw:style-name="gr86" draw:text-style-name="P6" draw:layer="layout" svg:x1="11.723cm" svg:y1="5.365cm" svg:x2="11.898cm" svg:y2="5.264cm">
                <text:p/>
              </draw:line>
              <draw:line draw:style-name="gr87" draw:text-style-name="P6" draw:layer="layout" svg:x1="13.12cm" svg:y1="6.173cm" svg:x2="13.295cm" svg:y2="6.072cm">
                <text:p/>
              </draw:line>
              <draw:line draw:style-name="gr88" draw:text-style-name="P6" draw:layer="layout" svg:x1="12.945cm" svg:y1="6.072cm" svg:x2="13.12cm" svg:y2="5.971cm">
                <text:p/>
              </draw:line>
              <draw:line draw:style-name="gr89" draw:text-style-name="P6" draw:layer="layout" svg:x1="13.731cm" svg:y1="6.526cm" svg:x2="14.429cm" svg:y2="6.122cm">
                <text:p/>
              </draw:line>
              <draw:line draw:style-name="gr90" draw:text-style-name="P6" draw:layer="layout" svg:x1="13.906cm" svg:y1="6.627cm" svg:x2="14.604cm" svg:y2="6.223cm">
                <text:p/>
              </draw:line>
              <draw:line draw:style-name="gr91" draw:text-style-name="P6" draw:layer="layout" svg:x1="14.08cm" svg:y1="6.122cm" svg:x2="14.604cm" svg:y2="6.425cm">
                <text:p/>
              </draw:line>
              <draw:line draw:style-name="gr92" draw:text-style-name="P6" draw:layer="layout" svg:x1="13.906cm" svg:y1="6.223cm" svg:x2="14.43cm" svg:y2="6.526cm">
                <text:p/>
              </draw:line>
              <draw:line draw:style-name="gr93" draw:text-style-name="P6" draw:layer="layout" svg:x1="13.731cm" svg:y1="6.324cm" svg:x2="14.08cm" svg:y2="6.526cm">
                <text:p/>
              </draw:line>
              <draw:polygon draw:style-name="gr94" draw:text-style-name="P2" draw:layer="layout" svg:width="2.792cm" svg:height="1.815cm" svg:x="11.287cm" svg:y="5.264cm" svg:viewBox="0 0 2793 1816" draw:points="0,202 0,0 2793,1615 2793,1816">
                <text:p/>
              </draw:polygon>
              <draw:polygon draw:style-name="gr95" draw:text-style-name="P5" draw:layer="layout" svg:width="3.752cm" svg:height="2.37cm" svg:x="11.287cm" svg:y="4.709cm" svg:viewBox="0 0 3753 2371" draw:points="960,0 3753,1615 3753,1816 2793,2371 0,757 0,555">
                <text:p/>
              </draw:polygon>
            </draw:g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6" draw:text-style-name="P1" draw:layer="layout" svg:width="2.272cm" svg:height="1.413cm" svg:x="18.317cm" svg:y="10.253cm" svg:viewBox="0 0 2273 1414" svg:d="M4 1414c239 0 2269-505 2269-959 0-455-546-455-786-455 0 152-1571 303-1483 1414z">
            <text:p/>
          </draw:path>
          <draw:g>
            <draw:polygon draw:style-name="gr97" draw:text-style-name="P4" draw:layer="layout" svg:width="4.106cm" svg:height="2.373cm" svg:x="15.871cm" svg:y="9.041cm" svg:viewBox="0 0 4107 2374" draw:points="2447,2374 0,960 1660,0 4107,1414">
              <text:p/>
            </draw:polygon>
            <draw:polygon draw:style-name="gr98" draw:text-style-name="P18" draw:layer="layout" svg:width="2.708cm" svg:height="1.565cm" svg:x="16.832cm" svg:y="9.294cm" svg:viewBox="0 0 2709 1566" draw:points="0,404 699,0 2709,1162 2010,1566">
              <text:p/>
            </draw:polygon>
            <draw:polygon draw:style-name="gr99" draw:text-style-name="P2" draw:layer="layout" svg:width="2.446cm" svg:height="3.636cm" svg:x="17.531cm" svg:y="6.819cm" svg:viewBox="0 0 2447 3637" draw:points="0,2223 0,0 2447,1414 2447,3637">
              <text:p/>
            </draw:polygon>
            <draw:polygon draw:style-name="gr100" draw:text-style-name="P13" draw:layer="layout" svg:width="2.271cm" svg:height="3.181cm" svg:x="17.619cm" svg:y="6.97cm" svg:viewBox="0 0 2272 3182" draw:points="0,1869 0,0 2272,1313 2272,3182">
              <text:p/>
            </draw:polygon>
            <draw:polygon draw:style-name="gr101" draw:text-style-name="P4" draw:layer="layout" svg:width="2.533cm" svg:height="1.464cm" svg:x="17.531cm" svg:y="6.768cm" svg:viewBox="0 0 2534 1465" draw:points="2447,1465 0,51 87,0 2534,1414">
              <text:p/>
            </draw:polygon>
            <draw:polygon draw:style-name="gr102" draw:text-style-name="P14" draw:layer="layout" svg:width="0.086cm" svg:height="2.272cm" svg:x="19.978cm" svg:y="8.182cm" svg:viewBox="0 0 87 2273" draw:points="0,2273 0,51 87,0 87,2223">
              <text:p/>
            </draw:polygon>
            <draw:polygon draw:style-name="gr103" draw:text-style-name="P14" draw:layer="layout" svg:width="1.659cm" svg:height="1.211cm" svg:x="18.318cm" svg:y="10.455cm" svg:viewBox="0 0 1660 1212" draw:points="0,1212 0,960 1660,0 1660,253">
              <text:p/>
            </draw:polygon>
            <draw:line draw:style-name="gr104" draw:text-style-name="P6" draw:layer="layout" svg:x1="17.007cm" svg:y1="9.597cm" svg:x2="19.017cm" svg:y2="10.759cm">
              <text:p/>
            </draw:line>
            <draw:line draw:style-name="gr105" draw:text-style-name="P6" draw:layer="layout" svg:x1="17.182cm" svg:y1="9.496cm" svg:x2="19.192cm" svg:y2="10.658cm">
              <text:p/>
            </draw:line>
            <draw:line draw:style-name="gr106" draw:text-style-name="P6" draw:layer="layout" svg:x1="17.357cm" svg:y1="9.395cm" svg:x2="19.367cm" svg:y2="10.557cm">
              <text:p/>
            </draw:line>
            <draw:line draw:style-name="gr107" draw:text-style-name="P6" draw:layer="layout" svg:x1="19.104cm" svg:y1="10.405cm" svg:x2="19.279cm" svg:y2="10.304cm">
              <text:p/>
            </draw:line>
            <draw:line draw:style-name="gr108" draw:text-style-name="P6" draw:layer="layout" svg:x1="18.93cm" svg:y1="10.304cm" svg:x2="19.105cm" svg:y2="10.203cm">
              <text:p/>
            </draw:line>
            <draw:line draw:style-name="gr109" draw:text-style-name="P6" draw:layer="layout" svg:x1="18.755cm" svg:y1="10.203cm" svg:x2="18.93cm" svg:y2="10.102cm">
              <text:p/>
            </draw:line>
            <draw:line draw:style-name="gr110" draw:text-style-name="P6" draw:layer="layout" svg:x1="18.842cm" svg:y1="10.455cm" svg:x2="19.017cm" svg:y2="10.354cm">
              <text:p/>
            </draw:line>
            <draw:line draw:style-name="gr111" draw:text-style-name="P6" draw:layer="layout" svg:x1="18.667cm" svg:y1="10.354cm" svg:x2="18.842cm" svg:y2="10.253cm">
              <text:p/>
            </draw:line>
            <draw:line draw:style-name="gr112" draw:text-style-name="P6" draw:layer="layout" svg:x1="18.493cm" svg:y1="10.253cm" svg:x2="18.668cm" svg:y2="10.152cm">
              <text:p/>
            </draw:line>
            <draw:line draw:style-name="gr113" draw:text-style-name="P6" draw:layer="layout" svg:x1="18.58cm" svg:y1="10.102cm" svg:x2="18.755cm" svg:y2="10.001cm">
              <text:p/>
            </draw:line>
            <draw:line draw:style-name="gr114" draw:text-style-name="P6" draw:layer="layout" svg:x1="18.318cm" svg:y1="10.152cm" svg:x2="18.493cm" svg:y2="10.051cm">
              <text:p/>
            </draw:line>
            <draw:line draw:style-name="gr115" draw:text-style-name="P6" draw:layer="layout" svg:x1="18.405cm" svg:y1="10.001cm" svg:x2="18.58cm" svg:y2="9.9cm">
              <text:p/>
            </draw:line>
            <draw:line draw:style-name="gr116" draw:text-style-name="P6" draw:layer="layout" svg:x1="18.23cm" svg:y1="9.9cm" svg:x2="18.405cm" svg:y2="9.799cm">
              <text:p/>
            </draw:line>
            <draw:line draw:style-name="gr117" draw:text-style-name="P6" draw:layer="layout" svg:x1="18.056cm" svg:y1="9.799cm" svg:x2="18.231cm" svg:y2="9.698cm">
              <text:p/>
            </draw:line>
            <draw:line draw:style-name="gr118" draw:text-style-name="P6" draw:layer="layout" svg:x1="18.143cm" svg:y1="10.051cm" svg:x2="18.318cm" svg:y2="9.95cm">
              <text:p/>
            </draw:line>
            <draw:line draw:style-name="gr119" draw:text-style-name="P6" draw:layer="layout" svg:x1="17.968cm" svg:y1="9.95cm" svg:x2="18.143cm" svg:y2="9.849cm">
              <text:p/>
            </draw:line>
            <draw:line draw:style-name="gr120" draw:text-style-name="P6" draw:layer="layout" svg:x1="17.794cm" svg:y1="9.849cm" svg:x2="17.969cm" svg:y2="9.748cm">
              <text:p/>
            </draw:line>
            <draw:line draw:style-name="gr121" draw:text-style-name="P6" draw:layer="layout" svg:x1="17.881cm" svg:y1="9.698cm" svg:x2="18.056cm" svg:y2="9.597cm">
              <text:p/>
            </draw:line>
            <draw:line draw:style-name="gr122" draw:text-style-name="P6" draw:layer="layout" svg:x1="17.619cm" svg:y1="9.748cm" svg:x2="17.794cm" svg:y2="9.647cm">
              <text:p/>
            </draw:line>
            <draw:line draw:style-name="gr123" draw:text-style-name="P6" draw:layer="layout" svg:x1="17.706cm" svg:y1="9.597cm" svg:x2="17.881cm" svg:y2="9.496cm">
              <text:p/>
            </draw:line>
            <draw:line draw:style-name="gr124" draw:text-style-name="P6" draw:layer="layout" svg:x1="17.531cm" svg:y1="9.496cm" svg:x2="17.706cm" svg:y2="9.395cm">
              <text:p/>
            </draw:line>
            <draw:line draw:style-name="gr125" draw:text-style-name="P6" draw:layer="layout" svg:x1="17.444cm" svg:y1="9.647cm" svg:x2="17.619cm" svg:y2="9.546cm">
              <text:p/>
            </draw:line>
            <draw:line draw:style-name="gr126" draw:text-style-name="P6" draw:layer="layout" svg:x1="18.58cm" svg:y1="10.506cm" svg:x2="18.755cm" svg:y2="10.405cm">
              <text:p/>
            </draw:line>
            <draw:line draw:style-name="gr127" draw:text-style-name="P6" draw:layer="layout" svg:x1="18.405cm" svg:y1="10.405cm" svg:x2="18.58cm" svg:y2="10.304cm">
              <text:p/>
            </draw:line>
            <draw:line draw:style-name="gr128" draw:text-style-name="P6" draw:layer="layout" svg:x1="18.23cm" svg:y1="10.304cm" svg:x2="18.405cm" svg:y2="10.203cm">
              <text:p/>
            </draw:line>
            <draw:line draw:style-name="gr129" draw:text-style-name="P6" draw:layer="layout" svg:x1="18.143cm" svg:y1="10.455cm" svg:x2="18.318cm" svg:y2="10.354cm">
              <text:p/>
            </draw:line>
            <draw:line draw:style-name="gr130" draw:text-style-name="P6" draw:layer="layout" svg:x1="17.968cm" svg:y1="10.354cm" svg:x2="18.143cm" svg:y2="10.253cm">
              <text:p/>
            </draw:line>
            <draw:line draw:style-name="gr131" draw:text-style-name="P6" draw:layer="layout" svg:x1="18.056cm" svg:y1="10.203cm" svg:x2="18.231cm" svg:y2="10.102cm">
              <text:p/>
            </draw:line>
            <draw:line draw:style-name="gr132" draw:text-style-name="P6" draw:layer="layout" svg:x1="17.881cm" svg:y1="10.102cm" svg:x2="18.056cm" svg:y2="10.001cm">
              <text:p/>
            </draw:line>
            <draw:line draw:style-name="gr133" draw:text-style-name="P6" draw:layer="layout" svg:x1="17.706cm" svg:y1="10.001cm" svg:x2="17.881cm" svg:y2="9.9cm">
              <text:p/>
            </draw:line>
            <draw:line draw:style-name="gr134" draw:text-style-name="P6" draw:layer="layout" svg:x1="17.531cm" svg:y1="9.9cm" svg:x2="17.706cm" svg:y2="9.799cm">
              <text:p/>
            </draw:line>
            <draw:line draw:style-name="gr135" draw:text-style-name="P6" draw:layer="layout" svg:x1="17.269cm" svg:y1="9.95cm" svg:x2="17.444cm" svg:y2="9.849cm">
              <text:p/>
            </draw:line>
            <draw:line draw:style-name="gr136" draw:text-style-name="P6" draw:layer="layout" svg:x1="17.357cm" svg:y1="9.799cm" svg:x2="17.532cm" svg:y2="9.698cm">
              <text:p/>
            </draw:line>
            <draw:line draw:style-name="gr137" draw:text-style-name="P6" draw:layer="layout" svg:x1="17.094cm" svg:y1="9.849cm" svg:x2="17.269cm" svg:y2="9.748cm">
              <text:p/>
            </draw:line>
            <draw:line draw:style-name="gr138" draw:text-style-name="P6" draw:layer="layout" svg:x1="18.493cm" svg:y1="10.658cm" svg:x2="18.668cm" svg:y2="10.557cm">
              <text:p/>
            </draw:line>
            <draw:line draw:style-name="gr139" draw:text-style-name="P6" draw:layer="layout" svg:x1="18.318cm" svg:y1="10.556cm" svg:x2="18.493cm" svg:y2="10.455cm">
              <text:p/>
            </draw:line>
            <draw:polygon draw:style-name="gr140" draw:text-style-name="P2" draw:layer="layout" svg:width="2.446cm" svg:height="1.666cm" svg:x="15.871cm" svg:y="10.001cm" svg:viewBox="0 0 2447 1667" draw:points="0,253 0,0 2447,1414 2447,1667">
              <text:p/>
            </draw:polygon>
            <draw:polygon draw:style-name="gr141" draw:text-style-name="P5" draw:layer="layout" svg:width="4.194cm" svg:height="4.899cm" svg:x="15.871cm" svg:y="6.768cm" svg:viewBox="0 0 4195 4900" draw:points="1748,0 4195,1414 4195,3637 4107,3687 4107,3940 2447,4900 0,3485 0,3233 1660,2273 1660,51">
              <text:p/>
            </draw:polygon>
            <draw:polygon draw:style-name="gr142" draw:text-style-name="P19" draw:layer="layout" svg:width="1.048cm" svg:height="0.605cm" svg:x="16.92cm" svg:y="10.152cm" svg:viewBox="0 0 1049 606" draw:points="0,253 437,0 1049,354 612,606">
              <text:p/>
            </draw:polygon>
            <draw:line draw:style-name="gr143" draw:text-style-name="P6" draw:layer="layout" svg:x1="19.017cm" svg:y1="10.556cm" svg:x2="19.192cm" svg:y2="10.455cm">
              <text:p/>
            </draw:line>
            <draw:line draw:style-name="gr144" draw:text-style-name="P6" draw:layer="layout" svg:x1="18.755cm" svg:y1="10.607cm" svg:x2="18.93cm" svg:y2="10.506cm">
              <text:p/>
            </draw:line>
          </draw:g>
        </draw:g>
        <draw:line draw:style-name="gr145" draw:text-style-name="P20" draw:layer="layout" svg:x1="12.811cm" svg:y1="17.002cm" svg:x2="13.954cm" svg:y2="18.78cm">
          <text:p/>
        </draw:line>
        <draw:line draw:style-name="gr145" draw:text-style-name="P20" draw:layer="layout" svg:x1="10.652cm" svg:y1="12.176cm" svg:x2="10.652cm" svg:y2="13.319cm">
          <text:p/>
        </draw:line>
        <draw:line draw:style-name="gr145" draw:text-style-name="P20" draw:layer="layout" svg:x1="10.779cm" svg:y1="14.462cm" svg:x2="10.779cm" svg:y2="15.859cm">
          <text:p/>
        </draw:line>
        <draw:custom-shape draw:style-name="gr146" draw:text-style-name="P21" draw:layer="layout" svg:width="3.175cm" svg:height="1.905cm" svg:x="7.477cm" svg:y="2.524cm">
          <text:p text:style-name="P8">Desktop</text:p>
          <text:p text:style-name="P8">Client</text:p>
          <draw:enhanced-geometry svg:viewBox="0 0 21600 21600" draw:type="rectangle" draw:enhanced-path="M 0 0 L 21600 0 21600 21600 0 21600 0 0 Z N"/>
        </draw:custom-shape>
        <draw:line draw:style-name="gr145" draw:text-style-name="P20" draw:layer="layout" svg:x1="12.43cm" svg:y1="2.905cm" svg:x2="10.652cm" svg:y2="3.54cm">
          <text:p/>
        </draw:line>
        <draw:line draw:style-name="gr145" draw:text-style-name="P20" draw:layer="layout" svg:x1="9.001cm" svg:y1="4.429cm" svg:x2="9.255cm" svg:y2="10.779cm">
          <text:p/>
        </draw:line>
        <draw:line draw:style-name="gr145" draw:text-style-name="P20" draw:layer="layout" svg:x1="17.002cm" svg:y1="11.033cm" svg:x2="14.081cm" svg:y2="11.668cm">
          <text:p/>
        </draw:line>
        <draw:custom-shape draw:style-name="gr147" draw:text-style-name="P22" xml:id="id1" draw:id="id1" draw:layer="layout" svg:width="2.921cm" svg:height="2.159cm" svg:x="5.064cm" svg:y="6.461cm">
          <text:p text:style-name="P8">Android</text:p>
          <text:p text:style-name="P8">App</text:p>
          <draw:enhanced-geometry svg:viewBox="0 0 21600 21600" draw:type="rectangle" draw:enhanced-path="M 0 0 L 21600 0 21600 21600 0 21600 0 0 Z N"/>
        </draw:custom-shape>
        <draw:line draw:style-name="gr145" draw:text-style-name="P20" draw:layer="layout" svg:x1="4.81cm" svg:y1="4.429cm" svg:x2="6.08cm" svg:y2="6.461cm">
          <text:p/>
        </draw:line>
        <draw:connector draw:style-name="gr145" draw:text-style-name="P20" draw:layer="layout" svg:x1="5.064cm" svg:y1="7.54cm" svg:x2="7.096cm" svg:y2="13.823cm" draw:start-shape="id1" draw:start-glue-point="3" draw:end-shape="id2" draw:end-glue-point="3" svg:d="M5064 7540h-502v6283h2534" svg:viewBox="0 0 2535 6284">
          <text:p/>
        </draw:connector>
        <draw:custom-shape draw:style-name="gr148" draw:text-style-name="P23" xml:id="id3" draw:id="id3" draw:layer="layout" svg:width="2.794cm" svg:height="2.032cm" svg:x="1.254cm" svg:y="9.89cm">
          <text:p text:style-name="P8">IOS</text:p>
          <text:p text:style-name="P8">App</text:p>
          <draw:enhanced-geometry svg:viewBox="0 0 21600 21600" draw:type="rectangle" draw:enhanced-path="M 0 0 L 21600 0 21600 21600 0 21600 0 0 Z N"/>
        </draw:custom-shape>
        <draw:line draw:style-name="gr145" draw:text-style-name="P20" draw:layer="layout" svg:x1="2.143cm" svg:y1="7.35cm" svg:x2="2.143cm" svg:y2="9.89cm">
          <text:p/>
        </draw:line>
        <draw:connector draw:style-name="gr145" draw:text-style-name="P20" draw:layer="layout" svg:x1="4.048cm" svg:y1="10.906cm" svg:x2="7.096cm" svg:y2="13.823cm" draw:start-shape="id3" draw:start-glue-point="1" draw:end-shape="id2" draw:end-glue-point="3" svg:d="M4048 10906h1524v2917h1524" svg:viewBox="0 0 3049 29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2:09:37.899545356</meta:creation-date>
    <dc:date>2017-09-12T12:29:14.970224737</dc:date>
    <meta:editing-duration>PT9M26S</meta:editing-duration>
    <meta:editing-cycles>1</meta:editing-cycles>
    <meta:document-statistic meta:object-count="173"/>
    <meta:generator>LibreOffice/5.4.1.2.0$Linux_X86_64 LibreOffice_project/40m0$Build-2</meta:generator>
  </office:meta>
</office:document-meta>
</file>